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327in"/>
    </style:style>
    <style:style style:name="co5" style:family="table-column">
      <style:table-column-properties fo:break-before="auto" style:column-width="0.9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reedy1</text:p>
          </table:table-cell>
          <table:table-cell office:value-type="string" calcext:value-type="string">
            <text:p>Greedy2</text:p>
          </table:table-cell>
          <table:table-cell office:value-type="string" calcext:value-type="string">
            <text:p>MCF</text:p>
          </table:table-cell>
          <table:table-cell/>
          <table:table-cell office:value-type="string" calcext:value-type="string">
            <text:p>Greedy1</text:p>
          </table:table-cell>
          <table:table-cell office:value-type="string" calcext:value-type="string">
            <text:p>Greedy2 </text:p>
          </table:table-cell>
          <table:table-cell office:value-type="string" calcext:value-type="string">
            <text:p>MCF </text:p>
          </table:table-cell>
        </table:table-row>
        <table:table-row table:style-name="ro1">
          <table:table-cell table:number-columns-repeated="3" office:value-type="float" office:value="0.998385668622752" calcext:value-type="float">
            <text:p>0.998385668622752</text:p>
          </table:table-cell>
          <table:table-cell office:value-type="string" calcext:value-type="string">
            <text:p>r_i 1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.998858603532712" calcext:value-type="float">
            <text:p>0.998858603532712</text:p>
          </table:table-cell>
          <table:table-cell office:value-type="string" calcext:value-type="string">
            <text:p>AVG</text:p>
          </table:table-cell>
          <table:table-cell table:formula="of:=AVERAGE([.A3:.A12])" office:value-type="float" office:value="0.998628857263202" calcext:value-type="float">
            <text:p>0.998628857263202</text:p>
          </table:table-cell>
          <table:table-cell table:formula="of:= AVERAGE([.B3:.B12])" office:value-type="float" office:value="0.998611480411259" calcext:value-type="float">
            <text:p>0.998611480411259</text:p>
          </table:table-cell>
          <table:table-cell table:formula="of:=AVERAGE([.C3:.C12])" office:value-type="float" office:value="0.998628857263202" calcext:value-type="float">
            <text:p>0.998628857263202</text:p>
          </table:table-cell>
        </table:table-row>
        <table:table-row table:style-name="ro1">
          <table:table-cell table:number-columns-repeated="3" office:value-type="float" office:value="0.998537503250285" calcext:value-type="float">
            <text:p>0.998537503250285</text:p>
          </table:table-cell>
          <table:table-cell office:value-type="string" calcext:value-type="string">
            <text:p>STDEV</text:p>
          </table:table-cell>
          <table:table-cell table:formula="of:=STDEV([.A2:.A11])" office:value-type="float" office:value="0.000394906714604816" calcext:value-type="float">
            <text:p>0.000394906714605</text:p>
          </table:table-cell>
          <table:table-cell table:formula="of:=STDEV([.B2:.B11])" office:value-type="float" office:value="0.000394906714604816" calcext:value-type="float">
            <text:p>0.000394906714605</text:p>
          </table:table-cell>
          <table:table-cell table:formula="of:=STDEV([.C2:.C11])" office:value-type="float" office:value="0.000394906714604816" calcext:value-type="float">
            <text:p>0.000394906714605</text:p>
          </table:table-cell>
        </table:table-row>
        <table:table-row table:style-name="ro1">
          <table:table-cell table:number-columns-repeated="3" office:value-type="float" office:value="0.998319669874624" calcext:value-type="float">
            <text:p>0.998319669874624</text:p>
          </table:table-cell>
          <table:table-cell office:value-type="string" calcext:value-type="string">
            <text:p>CONF</text:p>
          </table:table-cell>
          <table:table-cell table:formula="of:=CONFIDENCE(0.05;[.E4];10)" office:value-type="float" office:value="0.00024476121993578" calcext:value-type="float">
            <text:p>0.000244761219936</text:p>
          </table:table-cell>
          <table:table-cell table:formula="of:=CONFIDENCE(0.05;[.F4];10)" office:value-type="float" office:value="0.00024476121993578" calcext:value-type="float">
            <text:p>0.000244761219936</text:p>
          </table:table-cell>
          <table:table-cell table:formula="of:=CONFIDENCE(0.05;[.G4];10)" office:value-type="float" office:value="0.00024476121993578" calcext:value-type="float">
            <text:p>0.000244761219936</text:p>
          </table:table-cell>
        </table:table-row>
        <table:table-row table:style-name="ro1">
          <table:table-cell table:number-columns-repeated="3" office:value-type="float" office:value="0.998854273967787" calcext:value-type="float">
            <text:p>0.998854273967787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.999576916291902" calcext:value-type="float">
            <text:p>0.99957691629190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.998801486751618" calcext:value-type="float">
            <text:p>0.998801486751618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.999323196077489" calcext:value-type="float">
            <text:p>0.999323196077489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.998934662665373" calcext:value-type="float">
            <text:p>0.99893466266537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.999073269553565" calcext:value-type="float">
            <text:p>0.999073269553565</text:p>
          </table:table-cell>
          <table:table-cell table:number-columns-repeated="4"/>
        </table:table-row>
        <table:table-row table:style-name="ro1">
          <table:table-cell office:value-type="float" office:value="0.996008990666668" calcext:value-type="float">
            <text:p>0.996008990666668</text:p>
          </table:table-cell>
          <table:table-cell office:value-type="float" office:value="0.995835222147233" calcext:value-type="float">
            <text:p>0.995835222147233</text:p>
          </table:table-cell>
          <table:table-cell office:value-type="float" office:value="0.996008990666668" calcext:value-type="float">
            <text:p>0.996008990666668</text:p>
          </table:table-cell>
          <table:table-cell office:value-type="string" calcext:value-type="string">
            <text:p>r_i 2</text:p>
          </table:table-cell>
          <table:table-cell table:number-columns-repeated="3"/>
        </table:table-row>
        <table:table-row table:style-name="ro1">
          <table:table-cell office:value-type="float" office:value="0.99569568208469" calcext:value-type="float">
            <text:p>0.99569568208469</text:p>
          </table:table-cell>
          <table:table-cell office:value-type="float" office:value="0.99556735858029" calcext:value-type="float">
            <text:p>0.99556735858029</text:p>
          </table:table-cell>
          <table:table-cell office:value-type="float" office:value="0.99569568208469" calcext:value-type="float">
            <text:p>0.99569568208469</text:p>
          </table:table-cell>
          <table:table-cell office:value-type="string" calcext:value-type="string">
            <text:p>AVG</text:p>
          </table:table-cell>
          <table:table-cell table:style-name="ce1" table:formula="of:= AVERAGE([.B13:.B22])" office:value-type="float" office:value="0.994325898966085" calcext:value-type="float">
            <text:p>0.994325898966085</text:p>
          </table:table-cell>
          <table:table-cell table:style-name="ce1" table:formula="of:=AVERAGE([.B13:.B22])" office:value-type="float" office:value="0.994325898966085" calcext:value-type="float">
            <text:p>0.994325898966085</text:p>
          </table:table-cell>
          <table:table-cell table:style-name="ce1" table:formula="of:=AVERAGE([.C13:.C22])" office:value-type="float" office:value="0.994564463061257" calcext:value-type="float">
            <text:p>0.994564463061257</text:p>
          </table:table-cell>
        </table:table-row>
        <table:table-row table:style-name="ro1">
          <table:table-cell office:value-type="float" office:value="0.993803081681154" calcext:value-type="float">
            <text:p>0.993803081681154</text:p>
          </table:table-cell>
          <table:table-cell office:value-type="float" office:value="0.993223292660114" calcext:value-type="float">
            <text:p>0.993223292660114</text:p>
          </table:table-cell>
          <table:table-cell office:value-type="float" office:value="0.993803081681154" calcext:value-type="float">
            <text:p>0.993803081681154</text:p>
          </table:table-cell>
          <table:table-cell office:value-type="string" calcext:value-type="string">
            <text:p>STDEV</text:p>
          </table:table-cell>
          <table:table-cell table:formula="of:=STDEV([.A12:.A21])" office:value-type="float" office:value="0.000919454681574988" calcext:value-type="float">
            <text:p>0.000919454681575</text:p>
          </table:table-cell>
          <table:table-cell table:formula="of:=STDEV([.B12:.B21])" office:value-type="float" office:value="0.00100323123424487" calcext:value-type="float">
            <text:p>0.001003231234245</text:p>
          </table:table-cell>
          <table:table-cell table:formula="of:=STDEV([.C12:.C21])" office:value-type="float" office:value="0.000919454681574987" calcext:value-type="float">
            <text:p>0.000919454681575</text:p>
          </table:table-cell>
        </table:table-row>
        <table:table-row table:style-name="ro1">
          <table:table-cell office:value-type="float" office:value="0.995970708965457" calcext:value-type="float">
            <text:p>0.995970708965457</text:p>
          </table:table-cell>
          <table:table-cell office:value-type="float" office:value="0.995900480083235" calcext:value-type="float">
            <text:p>0.995900480083235</text:p>
          </table:table-cell>
          <table:table-cell office:value-type="float" office:value="0.995970708965457" calcext:value-type="float">
            <text:p>0.995970708965457</text:p>
          </table:table-cell>
          <table:table-cell office:value-type="string" calcext:value-type="string">
            <text:p>CONF</text:p>
          </table:table-cell>
          <table:table-cell table:formula="of:=CONFIDENCE(0.05;[.E14];10)" office:value-type="float" office:value="0.00056987344406935" calcext:value-type="float">
            <text:p>0.000569873444069</text:p>
          </table:table-cell>
          <table:table-cell table:formula="of:=CONFIDENCE(0.05;[.F14];10)" office:value-type="float" office:value="0.000621797735237743" calcext:value-type="float">
            <text:p>0.000621797735238</text:p>
          </table:table-cell>
          <table:table-cell table:formula="of:=CONFIDENCE(0.05;[.G14];10)" office:value-type="float" office:value="0.00056987344406935" calcext:value-type="float">
            <text:p>0.000569873444069</text:p>
          </table:table-cell>
        </table:table-row>
        <table:table-row table:style-name="ro1">
          <table:table-cell office:value-type="float" office:value="0.993916656770898" calcext:value-type="float">
            <text:p>0.993916656770898</text:p>
          </table:table-cell>
          <table:table-cell office:value-type="float" office:value="0.993835308937438" calcext:value-type="float">
            <text:p>0.993835308937438</text:p>
          </table:table-cell>
          <table:table-cell office:value-type="float" office:value="0.993916656770898" calcext:value-type="float">
            <text:p>0.993916656770898</text:p>
          </table:table-cell>
          <table:table-cell table:number-columns-repeated="4"/>
        </table:table-row>
        <table:table-row table:style-name="ro1">
          <table:table-cell office:value-type="float" office:value="0.995907805709384" calcext:value-type="float">
            <text:p>0.995907805709384</text:p>
          </table:table-cell>
          <table:table-cell office:value-type="float" office:value="0.995839972749285" calcext:value-type="float">
            <text:p>0.995839972749285</text:p>
          </table:table-cell>
          <table:table-cell office:value-type="float" office:value="0.995907805709384" calcext:value-type="float">
            <text:p>0.995907805709384</text:p>
          </table:table-cell>
          <table:table-cell table:number-columns-repeated="4"/>
        </table:table-row>
        <table:table-row table:style-name="ro1">
          <table:table-cell office:value-type="float" office:value="0.994680352071186" calcext:value-type="float">
            <text:p>0.994680352071186</text:p>
          </table:table-cell>
          <table:table-cell office:value-type="float" office:value="0.994483010081938" calcext:value-type="float">
            <text:p>0.994483010081938</text:p>
          </table:table-cell>
          <table:table-cell office:value-type="float" office:value="0.994680352071186" calcext:value-type="float">
            <text:p>0.994680352071186</text:p>
          </table:table-cell>
          <table:table-cell table:number-columns-repeated="4"/>
        </table:table-row>
        <table:table-row table:style-name="ro1">
          <table:table-cell office:value-type="float" office:value="0.995308555666665" calcext:value-type="float">
            <text:p>0.995308555666665</text:p>
          </table:table-cell>
          <table:table-cell office:value-type="float" office:value="0.995222677774453" calcext:value-type="float">
            <text:p>0.995222677774453</text:p>
          </table:table-cell>
          <table:table-cell office:value-type="float" office:value="0.995308555666665" calcext:value-type="float">
            <text:p>0.995308555666665</text:p>
          </table:table-cell>
          <table:table-cell table:number-columns-repeated="4"/>
        </table:table-row>
        <table:table-row table:style-name="ro1">
          <table:table-cell office:value-type="float" office:value="0.994535970673884" calcext:value-type="float">
            <text:p>0.994535970673884</text:p>
          </table:table-cell>
          <table:table-cell office:value-type="float" office:value="0.994500816232647" calcext:value-type="float">
            <text:p>0.994500816232647</text:p>
          </table:table-cell>
          <table:table-cell office:value-type="float" office:value="0.994535970673884" calcext:value-type="float">
            <text:p>0.994535970673884</text:p>
          </table:table-cell>
          <table:table-cell table:number-columns-repeated="4"/>
        </table:table-row>
        <table:table-row table:style-name="ro1">
          <table:table-cell office:value-type="float" office:value="0.996338011399848" calcext:value-type="float">
            <text:p>0.996338011399848</text:p>
          </table:table-cell>
          <table:table-cell office:value-type="float" office:value="0.996217473740379" calcext:value-type="float">
            <text:p>0.996217473740379</text:p>
          </table:table-cell>
          <table:table-cell office:value-type="float" office:value="0.996338011399848" calcext:value-type="float">
            <text:p>0.996338011399848</text:p>
          </table:table-cell>
          <table:table-cell table:number-columns-repeated="4"/>
        </table:table-row>
        <table:table-row table:style-name="ro1">
          <table:table-cell office:value-type="float" office:value="0.989487805589399" calcext:value-type="float">
            <text:p>0.989487805589399</text:p>
          </table:table-cell>
          <table:table-cell office:value-type="float" office:value="0.98846859882107" calcext:value-type="float">
            <text:p>0.98846859882107</text:p>
          </table:table-cell>
          <table:table-cell office:value-type="float" office:value="0.989487805589399" calcext:value-type="float">
            <text:p>0.989487805589399</text:p>
          </table:table-cell>
          <table:table-cell office:value-type="string" calcext:value-type="string">
            <text:p>r_i 3</text:p>
          </table:table-cell>
          <table:table-cell table:number-columns-repeated="3"/>
        </table:table-row>
        <table:table-row table:style-name="ro1">
          <table:table-cell office:value-type="float" office:value="0.993610940686929" calcext:value-type="float">
            <text:p>0.993610940686929</text:p>
          </table:table-cell>
          <table:table-cell office:value-type="float" office:value="0.993113683665817" calcext:value-type="float">
            <text:p>0.993113683665817</text:p>
          </table:table-cell>
          <table:table-cell office:value-type="float" office:value="0.993610940686929" calcext:value-type="float">
            <text:p>0.993610940686929</text:p>
          </table:table-cell>
          <table:table-cell office:value-type="string" calcext:value-type="string">
            <text:p>AVG</text:p>
          </table:table-cell>
          <table:table-cell table:formula="of:=AVERAGE([.A23:.A32])" office:value-type="float" office:value="0.99106252630559" calcext:value-type="float">
            <text:p>0.99106252630559</text:p>
          </table:table-cell>
          <table:table-cell table:formula="of:=AVERAGE([.B23:.B32])" office:value-type="float" office:value="0.990554773359684" calcext:value-type="float">
            <text:p>0.990554773359684</text:p>
          </table:table-cell>
          <table:table-cell table:formula="of:=AVERAGE([.C23:.C32])" office:value-type="float" office:value="0.99106252630559" calcext:value-type="float">
            <text:p>0.99106252630559</text:p>
          </table:table-cell>
        </table:table-row>
        <table:table-row table:style-name="ro1">
          <table:table-cell office:value-type="float" office:value="0.987044706621905" calcext:value-type="float">
            <text:p>0.987044706621905</text:p>
          </table:table-cell>
          <table:table-cell office:value-type="float" office:value="0.986216899061516" calcext:value-type="float">
            <text:p>0.986216899061516</text:p>
          </table:table-cell>
          <table:table-cell office:value-type="float" office:value="0.987044706621905" calcext:value-type="float">
            <text:p>0.987044706621905</text:p>
          </table:table-cell>
          <table:table-cell office:value-type="string" calcext:value-type="string">
            <text:p>STDEV</text:p>
          </table:table-cell>
          <table:table-cell table:formula="of:=STDEV([.A22:.A31])" office:value-type="float" office:value="0.00242975576397035" calcext:value-type="float">
            <text:p>0.00242975576397</text:p>
          </table:table-cell>
          <table:table-cell table:formula="of:=STDEV([.B22:.B31])" office:value-type="float" office:value="0.00260013549049965" calcext:value-type="float">
            <text:p>0.0026001354905</text:p>
          </table:table-cell>
          <table:table-cell table:formula="of:=STDEV([.C22:.C31])" office:value-type="float" office:value="0.00242975576397034" calcext:value-type="float">
            <text:p>0.00242975576397</text:p>
          </table:table-cell>
        </table:table-row>
        <table:table-row table:style-name="ro1">
          <table:table-cell office:value-type="float" office:value="0.995362020775464" calcext:value-type="float">
            <text:p>0.995362020775464</text:p>
          </table:table-cell>
          <table:table-cell office:value-type="float" office:value="0.995079968716162" calcext:value-type="float">
            <text:p>0.995079968716162</text:p>
          </table:table-cell>
          <table:table-cell office:value-type="float" office:value="0.995362020775464" calcext:value-type="float">
            <text:p>0.995362020775464</text:p>
          </table:table-cell>
          <table:table-cell office:value-type="string" calcext:value-type="string">
            <text:p>CONF</text:p>
          </table:table-cell>
          <table:table-cell table:formula="of:=CONFIDENCE(0.05;[.E24];10)" office:value-type="float" office:value="0.0015059505522222" calcext:value-type="float">
            <text:p>0.001505950552222</text:p>
          </table:table-cell>
          <table:table-cell table:formula="of:=CONFIDENCE(0.05;[.F24];10)" office:value-type="float" office:value="0.00161155106033047" calcext:value-type="float">
            <text:p>0.00161155106033</text:p>
          </table:table-cell>
          <table:table-cell table:formula="of:=CONFIDENCE(0.05;[.G24];10)" office:value-type="float" office:value="0.00150595055222219" calcext:value-type="float">
            <text:p>0.001505950552222</text:p>
          </table:table-cell>
        </table:table-row>
        <table:table-row table:style-name="ro1">
          <table:table-cell office:value-type="float" office:value="0.990134481949224" calcext:value-type="float">
            <text:p>0.990134481949224</text:p>
          </table:table-cell>
          <table:table-cell office:value-type="float" office:value="0.989672420208673" calcext:value-type="float">
            <text:p>0.989672420208673</text:p>
          </table:table-cell>
          <table:table-cell office:value-type="float" office:value="0.990134481949224" calcext:value-type="float">
            <text:p>0.990134481949224</text:p>
          </table:table-cell>
          <table:table-cell table:number-columns-repeated="4"/>
        </table:table-row>
        <table:table-row table:style-name="ro1">
          <table:table-cell office:value-type="float" office:value="0.990230144325233" calcext:value-type="float">
            <text:p>0.990230144325233</text:p>
          </table:table-cell>
          <table:table-cell office:value-type="float" office:value="0.989985664908118" calcext:value-type="float">
            <text:p>0.989985664908118</text:p>
          </table:table-cell>
          <table:table-cell office:value-type="float" office:value="0.990230144325233" calcext:value-type="float">
            <text:p>0.990230144325233</text:p>
          </table:table-cell>
          <table:table-cell table:number-columns-repeated="4"/>
        </table:table-row>
        <table:table-row table:style-name="ro1">
          <table:table-cell office:value-type="float" office:value="0.992627856245616" calcext:value-type="float">
            <text:p>0.992627856245616</text:p>
          </table:table-cell>
          <table:table-cell office:value-type="float" office:value="0.992321608675378" calcext:value-type="float">
            <text:p>0.992321608675378</text:p>
          </table:table-cell>
          <table:table-cell office:value-type="float" office:value="0.992627856245616" calcext:value-type="float">
            <text:p>0.992627856245616</text:p>
          </table:table-cell>
          <table:table-cell table:number-columns-repeated="4"/>
        </table:table-row>
        <table:table-row table:style-name="ro1">
          <table:table-cell office:value-type="float" office:value="0.989543016471873" calcext:value-type="float">
            <text:p>0.989543016471873</text:p>
          </table:table-cell>
          <table:table-cell office:value-type="float" office:value="0.98882661390156" calcext:value-type="float">
            <text:p>0.98882661390156</text:p>
          </table:table-cell>
          <table:table-cell office:value-type="float" office:value="0.989543016471873" calcext:value-type="float">
            <text:p>0.989543016471873</text:p>
          </table:table-cell>
          <table:table-cell table:number-columns-repeated="4"/>
        </table:table-row>
        <table:table-row table:style-name="ro1">
          <table:table-cell office:value-type="float" office:value="0.991206834769309" calcext:value-type="float">
            <text:p>0.991206834769309</text:p>
          </table:table-cell>
          <table:table-cell office:value-type="float" office:value="0.99088300046116" calcext:value-type="float">
            <text:p>0.99088300046116</text:p>
          </table:table-cell>
          <table:table-cell office:value-type="float" office:value="0.991206834769309" calcext:value-type="float">
            <text:p>0.991206834769309</text:p>
          </table:table-cell>
          <table:table-cell table:number-columns-repeated="4"/>
        </table:table-row>
        <table:table-row table:style-name="ro1">
          <table:table-cell office:value-type="float" office:value="0.992915398863938" calcext:value-type="float">
            <text:p>0.992915398863938</text:p>
          </table:table-cell>
          <table:table-cell office:value-type="float" office:value="0.992437852374153" calcext:value-type="float">
            <text:p>0.992437852374153</text:p>
          </table:table-cell>
          <table:table-cell office:value-type="float" office:value="0.992915398863938" calcext:value-type="float">
            <text:p>0.992915398863938</text:p>
          </table:table-cell>
          <table:table-cell table:number-columns-repeated="4"/>
        </table:table-row>
        <table:table-row table:style-name="ro1">
          <table:table-cell office:value-type="float" office:value="0.987949862346407" calcext:value-type="float">
            <text:p>0.987949862346407</text:p>
          </table:table-cell>
          <table:table-cell office:value-type="float" office:value="0.987010021624306" calcext:value-type="float">
            <text:p>0.987010021624306</text:p>
          </table:table-cell>
          <table:table-cell office:value-type="float" office:value="0.987949862346407" calcext:value-type="float">
            <text:p>0.987949862346407</text:p>
          </table:table-cell>
          <table:table-cell office:value-type="string" calcext:value-type="string">
            <text:p>r_i 4</text:p>
          </table:table-cell>
          <table:table-cell table:number-columns-repeated="3"/>
        </table:table-row>
        <table:table-row table:style-name="ro1">
          <table:table-cell office:value-type="float" office:value="0.983136744008805" calcext:value-type="float">
            <text:p>0.983136744008805</text:p>
          </table:table-cell>
          <table:table-cell office:value-type="float" office:value="0.982500699985016" calcext:value-type="float">
            <text:p>0.982500699985016</text:p>
          </table:table-cell>
          <table:table-cell office:value-type="float" office:value="0.983136744008805" calcext:value-type="float">
            <text:p>0.983136744008805</text:p>
          </table:table-cell>
          <table:table-cell office:value-type="string" calcext:value-type="string">
            <text:p>AVG</text:p>
          </table:table-cell>
          <table:table-cell table:formula="of:=AVERAGE([.A33:.A42])" office:value-type="float" office:value="0.986790463368822" calcext:value-type="float">
            <text:p>0.986790463368822</text:p>
          </table:table-cell>
          <table:table-cell table:formula="of:=AVERAGE([.B33:.B42])" office:value-type="float" office:value="0.985394220952976" calcext:value-type="float">
            <text:p>0.985394220952976</text:p>
          </table:table-cell>
          <table:table-cell table:formula="of:=AVERAGE([.C33:.C42])" office:value-type="float" office:value="0.986790463368822" calcext:value-type="float">
            <text:p>0.986790463368822</text:p>
          </table:table-cell>
        </table:table-row>
        <table:table-row table:style-name="ro1">
          <table:table-cell office:value-type="float" office:value="0.986377351828907" calcext:value-type="float">
            <text:p>0.986377351828907</text:p>
          </table:table-cell>
          <table:table-cell office:value-type="float" office:value="0.984998992406497" calcext:value-type="float">
            <text:p>0.984998992406497</text:p>
          </table:table-cell>
          <table:table-cell office:value-type="float" office:value="0.986377351828906" calcext:value-type="float">
            <text:p>0.986377351828906</text:p>
          </table:table-cell>
          <table:table-cell office:value-type="string" calcext:value-type="string">
            <text:p>STDEV</text:p>
          </table:table-cell>
          <table:table-cell table:formula="of:=STDEV([.A32:.A41])" office:value-type="float" office:value="0.00254702075075361" calcext:value-type="float">
            <text:p>0.002547020750754</text:p>
          </table:table-cell>
          <table:table-cell table:formula="of:=STDEV([.B32:.B41])" office:value-type="float" office:value="0.00249993722332394" calcext:value-type="float">
            <text:p>0.002499937223324</text:p>
          </table:table-cell>
          <table:table-cell table:formula="of:=STDEV([.C32:.C41])" office:value-type="float" office:value="0.00254702075075356" calcext:value-type="float">
            <text:p>0.002547020750754</text:p>
          </table:table-cell>
        </table:table-row>
        <table:table-row table:style-name="ro1">
          <table:table-cell office:value-type="float" office:value="0.990387452725543" calcext:value-type="float">
            <text:p>0.990387452725543</text:p>
          </table:table-cell>
          <table:table-cell office:value-type="float" office:value="0.989061170727848" calcext:value-type="float">
            <text:p>0.989061170727848</text:p>
          </table:table-cell>
          <table:table-cell office:value-type="float" office:value="0.990387452725543" calcext:value-type="float">
            <text:p>0.990387452725543</text:p>
          </table:table-cell>
          <table:table-cell office:value-type="string" calcext:value-type="string">
            <text:p>CONF</text:p>
          </table:table-cell>
          <table:table-cell table:formula="of:=CONFIDENCE(0.05;[.E34];10)" office:value-type="float" office:value="0.00157863080849372" calcext:value-type="float">
            <text:p>0.001578630808494</text:p>
          </table:table-cell>
          <table:table-cell table:formula="of:=CONFIDENCE(0.05;[.F34];10)" office:value-type="float" office:value="0.00154944867208944" calcext:value-type="float">
            <text:p>0.001549448672089</text:p>
          </table:table-cell>
          <table:table-cell table:formula="of:=CONFIDENCE(0.05;[.G34];10)" office:value-type="float" office:value="0.00157863080849369" calcext:value-type="float">
            <text:p>0.001578630808494</text:p>
          </table:table-cell>
        </table:table-row>
        <table:table-row table:style-name="ro1">
          <table:table-cell office:value-type="float" office:value="0.984098962244106" calcext:value-type="float">
            <text:p>0.984098962244106</text:p>
          </table:table-cell>
          <table:table-cell office:value-type="float" office:value="0.982408972390575" calcext:value-type="float">
            <text:p>0.982408972390575</text:p>
          </table:table-cell>
          <table:table-cell office:value-type="float" office:value="0.984098962244106" calcext:value-type="float">
            <text:p>0.984098962244106</text:p>
          </table:table-cell>
          <table:table-cell table:number-columns-repeated="4"/>
        </table:table-row>
        <table:table-row table:style-name="ro1">
          <table:table-cell office:value-type="float" office:value="0.988430581151629" calcext:value-type="float">
            <text:p>0.988430581151629</text:p>
          </table:table-cell>
          <table:table-cell office:value-type="float" office:value="0.987238408728833" calcext:value-type="float">
            <text:p>0.987238408728833</text:p>
          </table:table-cell>
          <table:table-cell office:value-type="float" office:value="0.988430581151629" calcext:value-type="float">
            <text:p>0.988430581151629</text:p>
          </table:table-cell>
          <table:table-cell table:number-columns-repeated="4"/>
        </table:table-row>
        <table:table-row table:style-name="ro1">
          <table:table-cell office:value-type="float" office:value="0.990670267862531" calcext:value-type="float">
            <text:p>0.990670267862531</text:p>
          </table:table-cell>
          <table:table-cell office:value-type="float" office:value="0.989711418599474" calcext:value-type="float">
            <text:p>0.989711418599474</text:p>
          </table:table-cell>
          <table:table-cell office:value-type="float" office:value="0.990670267862531" calcext:value-type="float">
            <text:p>0.990670267862531</text:p>
          </table:table-cell>
          <table:table-cell table:number-columns-repeated="4"/>
        </table:table-row>
        <table:table-row table:style-name="ro1">
          <table:table-cell office:value-type="float" office:value="0.990106139605728" calcext:value-type="float">
            <text:p>0.990106139605728</text:p>
          </table:table-cell>
          <table:table-cell office:value-type="float" office:value="0.988398407805469" calcext:value-type="float">
            <text:p>0.988398407805469</text:p>
          </table:table-cell>
          <table:table-cell office:value-type="float" office:value="0.990106139605728" calcext:value-type="float">
            <text:p>0.990106139605728</text:p>
          </table:table-cell>
          <table:table-cell table:number-columns-repeated="4"/>
        </table:table-row>
        <table:table-row table:style-name="ro1">
          <table:table-cell office:value-type="float" office:value="0.987122171026727" calcext:value-type="float">
            <text:p>0.987122171026727</text:p>
          </table:table-cell>
          <table:table-cell office:value-type="float" office:value="0.986620856000746" calcext:value-type="float">
            <text:p>0.986620856000746</text:p>
          </table:table-cell>
          <table:table-cell office:value-type="float" office:value="0.987122171026727" calcext:value-type="float">
            <text:p>0.987122171026727</text:p>
          </table:table-cell>
          <table:table-cell table:number-columns-repeated="4"/>
        </table:table-row>
        <table:table-row table:style-name="ro1">
          <table:table-cell office:value-type="float" office:value="0.988054345040677" calcext:value-type="float">
            <text:p>0.988054345040677</text:p>
          </table:table-cell>
          <table:table-cell office:value-type="float" office:value="0.986455464084319" calcext:value-type="float">
            <text:p>0.986455464084319</text:p>
          </table:table-cell>
          <table:table-cell office:value-type="float" office:value="0.988054345040677" calcext:value-type="float">
            <text:p>0.988054345040677</text:p>
          </table:table-cell>
          <table:table-cell table:number-columns-repeated="4"/>
        </table:table-row>
        <table:table-row table:style-name="ro1">
          <table:table-cell office:value-type="float" office:value="0.97952061819357" calcext:value-type="float">
            <text:p>0.97952061819357</text:p>
          </table:table-cell>
          <table:table-cell office:value-type="float" office:value="0.976547818800981" calcext:value-type="float">
            <text:p>0.976547818800981</text:p>
          </table:table-cell>
          <table:table-cell office:value-type="float" office:value="0.97952061819357" calcext:value-type="float">
            <text:p>0.97952061819357</text:p>
          </table:table-cell>
          <table:table-cell office:value-type="string" calcext:value-type="string">
            <text:p>r_i 5</text:p>
          </table:table-cell>
          <table:table-cell table:number-columns-repeated="3"/>
        </table:table-row>
        <table:table-row table:style-name="ro1">
          <table:table-cell office:value-type="float" office:value="0.985919379501826" calcext:value-type="float">
            <text:p>0.985919379501826</text:p>
          </table:table-cell>
          <table:table-cell office:value-type="float" office:value="0.984358903745708" calcext:value-type="float">
            <text:p>0.984358903745708</text:p>
          </table:table-cell>
          <table:table-cell office:value-type="float" office:value="0.985919379501826" calcext:value-type="float">
            <text:p>0.985919379501826</text:p>
          </table:table-cell>
          <table:table-cell office:value-type="string" calcext:value-type="string">
            <text:p>AVG</text:p>
          </table:table-cell>
          <table:table-cell table:formula="of:=AVERAGE([.A43:.A52])" office:value-type="float" office:value="0.983104393073013" calcext:value-type="float">
            <text:p>0.983104393073013</text:p>
          </table:table-cell>
          <table:table-cell table:formula="of:=AVERAGE([.B43:.B52])" office:value-type="float" office:value="0.98112938753772" calcext:value-type="float">
            <text:p>0.98112938753772</text:p>
          </table:table-cell>
          <table:table-cell table:formula="of:=AVERAGE([.C43:.C52])" office:value-type="float" office:value="0.983104393073013" calcext:value-type="float">
            <text:p>0.983104393073013</text:p>
          </table:table-cell>
        </table:table-row>
        <table:table-row table:style-name="ro1">
          <table:table-cell office:value-type="float" office:value="0.981676780500205" calcext:value-type="float">
            <text:p>0.981676780500205</text:p>
          </table:table-cell>
          <table:table-cell office:value-type="float" office:value="0.98001348722069" calcext:value-type="float">
            <text:p>0.98001348722069</text:p>
          </table:table-cell>
          <table:table-cell office:value-type="float" office:value="0.981676780500205" calcext:value-type="float">
            <text:p>0.981676780500205</text:p>
          </table:table-cell>
          <table:table-cell office:value-type="string" calcext:value-type="string">
            <text:p>STDEV</text:p>
          </table:table-cell>
          <table:table-cell table:formula="of:=STDEV([.A42:.A51])" office:value-type="float" office:value="0.00203709016522667" calcext:value-type="float">
            <text:p>0.002037090165227</text:p>
          </table:table-cell>
          <table:table-cell table:formula="of:=STDEV([.B42:.B51])" office:value-type="float" office:value="0.00244701612523094" calcext:value-type="float">
            <text:p>0.002447016125231</text:p>
          </table:table-cell>
          <table:table-cell table:formula="of:=STDEV([.C42:.C51])" office:value-type="float" office:value="0.00203709016522673" calcext:value-type="float">
            <text:p>0.002037090165227</text:p>
          </table:table-cell>
        </table:table-row>
        <table:table-row table:style-name="ro1">
          <table:table-cell office:value-type="float" office:value="0.985551758264611" calcext:value-type="float">
            <text:p>0.985551758264611</text:p>
          </table:table-cell>
          <table:table-cell office:value-type="float" office:value="0.984018765001145" calcext:value-type="float">
            <text:p>0.984018765001145</text:p>
          </table:table-cell>
          <table:table-cell office:value-type="float" office:value="0.985551758264611" calcext:value-type="float">
            <text:p>0.985551758264611</text:p>
          </table:table-cell>
          <table:table-cell office:value-type="string" calcext:value-type="string">
            <text:p>CONF</text:p>
          </table:table-cell>
          <table:table-cell table:formula="of:=CONFIDENCE(0.05;[.E44];10)" office:value-type="float" office:value="0.00126257836476397" calcext:value-type="float">
            <text:p>0.001262578364764</text:p>
          </table:table-cell>
          <table:table-cell table:formula="of:=CONFIDENCE(0.05;[.F44];10)" office:value-type="float" office:value="0.00151664843838729" calcext:value-type="float">
            <text:p>0.001516648438387</text:p>
          </table:table-cell>
          <table:table-cell table:formula="of:=CONFIDENCE(0.05;[.G44];10)" office:value-type="float" office:value="0.001262578364764" calcext:value-type="float">
            <text:p>0.001262578364764</text:p>
          </table:table-cell>
        </table:table-row>
        <table:table-row table:style-name="ro1">
          <table:table-cell office:value-type="float" office:value="0.982127284180724" calcext:value-type="float">
            <text:p>0.982127284180724</text:p>
          </table:table-cell>
          <table:table-cell office:value-type="float" office:value="0.980293561541732" calcext:value-type="float">
            <text:p>0.980293561541732</text:p>
          </table:table-cell>
          <table:table-cell office:value-type="float" office:value="0.982127284180724" calcext:value-type="float">
            <text:p>0.982127284180724</text:p>
          </table:table-cell>
          <table:table-cell table:number-columns-repeated="4"/>
        </table:table-row>
        <table:table-row table:style-name="ro1">
          <table:table-cell office:value-type="float" office:value="0.981380137889252" calcext:value-type="float">
            <text:p>0.981380137889252</text:p>
          </table:table-cell>
          <table:table-cell office:value-type="float" office:value="0.979342376540423" calcext:value-type="float">
            <text:p>0.979342376540423</text:p>
          </table:table-cell>
          <table:table-cell office:value-type="float" office:value="0.981380137889252" calcext:value-type="float">
            <text:p>0.981380137889252</text:p>
          </table:table-cell>
          <table:table-cell table:number-columns-repeated="4"/>
        </table:table-row>
        <table:table-row table:style-name="ro1">
          <table:table-cell office:value-type="float" office:value="0.98194383466176" calcext:value-type="float">
            <text:p>0.98194383466176</text:p>
          </table:table-cell>
          <table:table-cell office:value-type="float" office:value="0.979931528846849" calcext:value-type="float">
            <text:p>0.979931528846849</text:p>
          </table:table-cell>
          <table:table-cell office:value-type="float" office:value="0.981943834661761" calcext:value-type="float">
            <text:p>0.981943834661761</text:p>
          </table:table-cell>
          <table:table-cell table:number-columns-repeated="4"/>
        </table:table-row>
        <table:table-row table:style-name="ro1">
          <table:table-cell office:value-type="float" office:value="0.98192146317479" calcext:value-type="float">
            <text:p>0.98192146317479</text:p>
          </table:table-cell>
          <table:table-cell office:value-type="float" office:value="0.978741773450762" calcext:value-type="float">
            <text:p>0.978741773450762</text:p>
          </table:table-cell>
          <table:table-cell office:value-type="float" office:value="0.98192146317479" calcext:value-type="float">
            <text:p>0.98192146317479</text:p>
          </table:table-cell>
          <table:table-cell table:number-columns-repeated="4"/>
        </table:table-row>
        <table:table-row table:style-name="ro1">
          <table:table-cell office:value-type="float" office:value="0.982607065405967" calcext:value-type="float">
            <text:p>0.982607065405967</text:p>
          </table:table-cell>
          <table:table-cell office:value-type="float" office:value="0.98046283101079" calcext:value-type="float">
            <text:p>0.98046283101079</text:p>
          </table:table-cell>
          <table:table-cell office:value-type="float" office:value="0.982607065405967" calcext:value-type="float">
            <text:p>0.982607065405967</text:p>
          </table:table-cell>
          <table:table-cell table:number-columns-repeated="4"/>
        </table:table-row>
        <table:table-row table:style-name="ro1">
          <table:table-cell office:value-type="float" office:value="0.98481183407798" calcext:value-type="float">
            <text:p>0.98481183407798</text:p>
          </table:table-cell>
          <table:table-cell office:value-type="float" office:value="0.983001260481385" calcext:value-type="float">
            <text:p>0.983001260481385</text:p>
          </table:table-cell>
          <table:table-cell office:value-type="float" office:value="0.98481183407798" calcext:value-type="float">
            <text:p>0.9848118340779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 style:data-style-name="N2" text:time-value="19:43:32.814969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8T21:55:31.557831284</dc:date>
    <meta:editing-duration>P2DT2H27M54S</meta:editing-duration>
    <meta:editing-cycles>2</meta:editing-cycles>
    <meta:generator>LibreOffice/6.4.7.2$Linux_X86_64 LibreOffice_project/40$Build-2</meta:generator>
    <meta:document-statistic meta:table-count="1" meta:cell-count="221" meta:object-count="0"/>
  </office:meta>
</office:document-meta>
</file>